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64000002FC456013D87F1D05D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Long_20_Dash" svg:stroke-width="0.05cm" svg:stroke-color="#808080" draw:marker-start-width="0.28cm" draw:marker-end="Line" draw:marker-end-width="0.2cm" draw:fill="none" draw:fill-color="#000000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Long_20_Dash" svg:stroke-width="0.05cm" svg:stroke-color="#808080" draw:marker-start-width="0.28cm" draw:marker-end="" draw:marker-end-width="0.2cm" draw:fill="none" draw:fill-color="#000000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8.871cm" svg:x="1cm" svg:y="10.414cm">
          <draw:image xlink:href="Pictures/1000000000000664000002FC456013D87F1D05D3.jpg" xlink:type="simple" xlink:show="embed" xlink:actuate="onLoad" draw:mime-type="image/jpeg">
            <text:p/>
          </draw:image>
        </draw:frame>
        <draw:line draw:style-name="gr2" draw:text-style-name="P2" draw:layer="layout" svg:x1="4.786cm" svg:y1="11.771cm" svg:x2="4.798cm" svg:y2="13.629cm">
          <text:p/>
        </draw:line>
        <draw:line draw:style-name="gr3" draw:text-style-name="P2" draw:layer="layout" svg:x1="3.862cm" svg:y1="11.759cm" svg:x2="3.892cm" svg:y2="17.039cm">
          <text:p/>
        </draw:line>
        <draw:line draw:style-name="gr3" draw:text-style-name="P2" draw:layer="layout" svg:x1="12.782cm" svg:y1="17.051cm" svg:x2="3.873cm" svg:y2="17.063cm">
          <text:p/>
        </draw:line>
        <draw:line draw:style-name="gr2" draw:text-style-name="P2" draw:layer="layout" svg:x1="12.795cm" svg:y1="17.057cm" svg:x2="12.818cm" svg:y2="16.5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6-04-08T10:13:24.551000000</dc:date>
    <meta:editing-duration>PT4M8S</meta:editing-duration>
    <meta:editing-cycles>1</meta:editing-cycles>
    <meta:document-statistic meta:object-count="5"/>
    <meta:generator>LibreOffice/7.4.3.2$Windows_X86_64 LibreOffice_project/1048a8393ae2eeec98dff31b5c133c5f1d08b890</meta:generator>
  </office:meta>
</office:document-meta>
</file>